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0 年 9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06912" calcext:value-type="float">
            <text:p><text:s text:c="3"/>106,912</text:p>
          </table:table-cell>
          <table:table-cell table:style-name="ce35" office:value-type="float" office:value="3164" calcext:value-type="float">
            <text:p><text:s text:c="3"/>3,164</text:p>
          </table:table-cell>
          <table:table-cell table:style-name="ce35" office:value-type="float" office:value="10036" calcext:value-type="float">
            <text:p><text:s text:c="3"/>10,036</text:p>
          </table:table-cell>
          <table:table-cell table:style-name="ce35" office:value-type="float" office:value="8031" calcext:value-type="float">
            <text:p><text:s text:c="3"/>8,031</text:p>
          </table:table-cell>
          <table:table-cell table:style-name="ce35" office:value-type="float" office:value="3549" calcext:value-type="float">
            <text:p><text:s text:c="3"/>3,549</text:p>
          </table:table-cell>
          <table:table-cell table:style-name="ce35" office:value-type="float" office:value="2301" calcext:value-type="float">
            <text:p><text:s text:c="3"/>2,301</text:p>
          </table:table-cell>
          <table:table-cell table:style-name="ce35" office:value-type="float" office:value="3591" calcext:value-type="float">
            <text:p><text:s text:c="3"/>3,59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293" calcext:value-type="float">
            <text:p><text:s text:c="3"/>293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7494" calcext:value-type="float">
            <text:p><text:s text:c="3"/>7,494</text:p>
          </table:table-cell>
          <table:table-cell table:style-name="ce35" office:value-type="float" office:value="53503" calcext:value-type="float">
            <text:p><text:s text:c="3"/>53,503</text:p>
          </table:table-cell>
          <table:table-cell table:style-name="ce35" office:value-type="float" office:value="2477" calcext:value-type="float">
            <text:p><text:s text:c="3"/>2,477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08946" calcext:value-type="float">
            <text:p><text:s text:c="3"/>108,946</text:p>
          </table:table-cell>
          <table:table-cell table:style-name="ce35" office:value-type="float" office:value="7622" calcext:value-type="float">
            <text:p><text:s text:c="3"/>7,622</text:p>
          </table:table-cell>
          <table:table-cell table:style-name="ce35" office:value-type="float" office:value="10285" calcext:value-type="float">
            <text:p><text:s text:c="3"/>10,285</text:p>
          </table:table-cell>
          <table:table-cell table:style-name="ce35" office:value-type="float" office:value="8694" calcext:value-type="float">
            <text:p><text:s text:c="3"/>8,694</text:p>
          </table:table-cell>
          <table:table-cell table:style-name="ce35" office:value-type="float" office:value="3878" calcext:value-type="float">
            <text:p><text:s text:c="3"/>3,878</text:p>
          </table:table-cell>
          <table:table-cell table:style-name="ce35" office:value-type="float" office:value="2563" calcext:value-type="float">
            <text:p><text:s text:c="3"/>2,563</text:p>
          </table:table-cell>
          <table:table-cell table:style-name="ce35" office:value-type="float" office:value="3546" calcext:value-type="float">
            <text:p><text:s text:c="3"/>3,546</text:p>
          </table:table-cell>
          <table:table-cell table:style-name="ce35" office:value-type="float" office:value="10077" calcext:value-type="float">
            <text:p><text:s text:c="3"/>10,077</text:p>
          </table:table-cell>
          <table:table-cell table:style-name="ce35" office:value-type="float" office:value="1220" calcext:value-type="float">
            <text:p><text:s text:c="3"/>1,22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7493" calcext:value-type="float">
            <text:p><text:s text:c="3"/>7,493</text:p>
          </table:table-cell>
          <table:table-cell table:style-name="ce35" office:value-type="float" office:value="53501" calcext:value-type="float">
            <text:p><text:s text:c="3"/>53,501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6" office:value-type="float" office:value="-2034" calcext:value-type="float">
            <text:p><text:s text:c="7"/>－2,034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8162" calcext:value-type="float">
            <text:p><text:s text:c="3"/>48,162</text:p>
          </table:table-cell>
          <table:table-cell table:style-name="ce35" office:value-type="float" office:value="1495" calcext:value-type="float">
            <text:p><text:s text:c="3"/>1,495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3740" calcext:value-type="float">
            <text:p><text:s text:c="3"/>3,740</text:p>
          </table:table-cell>
          <table:table-cell table:style-name="ce35" office:value-type="float" office:value="1547" calcext:value-type="float">
            <text:p><text:s text:c="3"/>1,547</text:p>
          </table:table-cell>
          <table:table-cell table:style-name="ce35" office:value-type="float" office:value="1080" calcext:value-type="float">
            <text:p><text:s text:c="3"/>1,080</text:p>
          </table:table-cell>
          <table:table-cell table:style-name="ce35" office:value-type="float" office:value="1699" calcext:value-type="float">
            <text:p><text:s text:c="3"/>1,699</text:p>
          </table:table-cell>
          <table:table-cell table:style-name="ce35" office:value-type="float" office:value="5711" calcext:value-type="float">
            <text:p><text:s text:c="3"/>5,711</text:p>
          </table:table-cell>
          <table:table-cell table:style-name="ce35" office:value-type="float" office:value="166" calcext:value-type="float">
            <text:p><text:s text:c="3"/>166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3459" calcext:value-type="float">
            <text:p><text:s text:c="3"/>3,459</text:p>
          </table:table-cell>
          <table:table-cell table:style-name="ce35" office:value-type="float" office:value="24030" calcext:value-type="float">
            <text:p><text:s text:c="3"/>24,030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49737" calcext:value-type="float">
            <text:p><text:s text:c="3"/>49,737</text:p>
          </table:table-cell>
          <table:table-cell table:style-name="ce35" office:value-type="float" office:value="3449" calcext:value-type="float">
            <text:p><text:s text:c="3"/>3,449</text:p>
          </table:table-cell>
          <table:table-cell table:style-name="ce35" office:value-type="float" office:value="4654" calcext:value-type="float">
            <text:p><text:s text:c="3"/>4,654</text:p>
          </table:table-cell>
          <table:table-cell table:style-name="ce35" office:value-type="float" office:value="4028" calcext:value-type="float">
            <text:p><text:s text:c="3"/>4,028</text:p>
          </table:table-cell>
          <table:table-cell table:style-name="ce35" office:value-type="float" office:value="1775" calcext:value-type="float">
            <text:p><text:s text:c="3"/>1,775</text:p>
          </table:table-cell>
          <table:table-cell table:style-name="ce35" office:value-type="float" office:value="1186" calcext:value-type="float">
            <text:p><text:s text:c="3"/>1,186</text:p>
          </table:table-cell>
          <table:table-cell table:style-name="ce35" office:value-type="float" office:value="1605" calcext:value-type="float">
            <text:p><text:s text:c="3"/>1,605</text:p>
          </table:table-cell>
          <table:table-cell table:style-name="ce35" office:value-type="float" office:value="4911" calcext:value-type="float">
            <text:p><text:s text:c="3"/>4,911</text:p>
          </table:table-cell>
          <table:table-cell table:style-name="ce35" office:value-type="float" office:value="611" calcext:value-type="float">
            <text:p><text:s text:c="3"/>61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35" office:value-type="float" office:value="24029" calcext:value-type="float">
            <text:p><text:s text:c="3"/>24,029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7" office:value-type="float" office:value="-1575" calcext:value-type="float">
            <text:p><text:s text:c="7"/>－1,575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58750" calcext:value-type="float">
            <text:p><text:s text:c="3"/>58,750</text:p>
          </table:table-cell>
          <table:table-cell table:style-name="ce36" office:value-type="float" office:value="1669" calcext:value-type="float">
            <text:p><text:s text:c="3"/>1,669</text:p>
          </table:table-cell>
          <table:table-cell table:style-name="ce36" office:value-type="float" office:value="5210" calcext:value-type="float">
            <text:p><text:s text:c="3"/>5,210</text:p>
          </table:table-cell>
          <table:table-cell table:style-name="ce36" office:value-type="float" office:value="4291" calcext:value-type="float">
            <text:p><text:s text:c="3"/>4,291</text:p>
          </table:table-cell>
          <table:table-cell table:style-name="ce36" office:value-type="float" office:value="2002" calcext:value-type="float">
            <text:p><text:s text:c="3"/>2,002</text:p>
          </table:table-cell>
          <table:table-cell table:style-name="ce36" office:value-type="float" office:value="1221" calcext:value-type="float">
            <text:p><text:s text:c="3"/>1,221</text:p>
          </table:table-cell>
          <table:table-cell table:style-name="ce36" office:value-type="float" office:value="1892" calcext:value-type="float">
            <text:p><text:s text:c="3"/>1,892</text:p>
          </table:table-cell>
          <table:table-cell table:style-name="ce36" office:value-type="float" office:value="6746" calcext:value-type="float">
            <text:p><text:s text:c="3"/>6,746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4035" calcext:value-type="float">
            <text:p><text:s text:c="3"/>4,035</text:p>
          </table:table-cell>
          <table:table-cell table:style-name="ce36" office:value-type="float" office:value="29473" calcext:value-type="float">
            <text:p><text:s text:c="3"/>29,473</text:p>
          </table:table-cell>
          <table:table-cell table:style-name="ce36" office:value-type="float" office:value="2078" calcext:value-type="float">
            <text:p><text:s text:c="3"/>2,07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209" calcext:value-type="float">
            <text:p><text:s text:c="3"/>59,209</text:p>
          </table:table-cell>
          <table:table-cell table:style-name="ce36" office:value-type="float" office:value="4173" calcext:value-type="float">
            <text:p><text:s text:c="3"/>4,173</text:p>
          </table:table-cell>
          <table:table-cell table:style-name="ce36" office:value-type="float" office:value="5631" calcext:value-type="float">
            <text:p><text:s text:c="3"/>5,631</text:p>
          </table:table-cell>
          <table:table-cell table:style-name="ce36" office:value-type="float" office:value="4666" calcext:value-type="float">
            <text:p><text:s text:c="3"/>4,666</text:p>
          </table:table-cell>
          <table:table-cell table:style-name="ce36" office:value-type="float" office:value="2103" calcext:value-type="float">
            <text:p><text:s text:c="3"/>2,103</text:p>
          </table:table-cell>
          <table:table-cell table:style-name="ce36" office:value-type="float" office:value="1377" calcext:value-type="float">
            <text:p><text:s text:c="3"/>1,377</text:p>
          </table:table-cell>
          <table:table-cell table:style-name="ce36" office:value-type="float" office:value="1941" calcext:value-type="float">
            <text:p><text:s text:c="3"/>1,941</text:p>
          </table:table-cell>
          <table:table-cell table:style-name="ce36" office:value-type="float" office:value="5166" calcext:value-type="float">
            <text:p><text:s text:c="3"/>5,166</text:p>
          </table:table-cell>
          <table:table-cell table:style-name="ce36" office:value-type="float" office:value="609" calcext:value-type="float">
            <text:p><text:s text:c="3"/>60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035" calcext:value-type="float">
            <text:p><text:s text:c="3"/>4,035</text:p>
          </table:table-cell>
          <table:table-cell table:style-name="ce36" office:value-type="float" office:value="29472" calcext:value-type="float">
            <text:p><text:s text:c="3"/>29,47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58" office:value-type="float" office:value="-459" calcext:value-type="float">
            <text:p><text:s text:c="7"/>－459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9325" calcext:value-type="float">
            <text:p>19,325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280" calcext:value-type="float">
            <text:p>5,280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3777" calcext:value-type="float">
            <text:p>3,77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812" calcext:value-type="float">
            <text:p>7,812</text:p>
          </table:table-cell>
          <table:table-cell table:style-name="ce37" office:value-type="float" office:value="548" calcext:value-type="float">
            <text:p>5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444" calcext:value-type="float">
            <text:p>19,444</text:p>
          </table:table-cell>
          <table:table-cell table:style-name="ce37" office:value-type="float" office:value="1583" calcext:value-type="float">
            <text:p>1,5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026" calcext:value-type="float">
            <text:p>5,026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3661" calcext:value-type="float">
            <text:p>3,661</text:p>
          </table:table-cell>
          <table:table-cell table:style-name="ce37" office:value-type="float" office:value="337" calcext:value-type="float">
            <text:p>3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812" calcext:value-type="float">
            <text:p>7,8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59" office:value-type="float" office:value="-119" calcext:value-type="float">
            <text:p><text:s text:c="7"/>－119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8477" calcext:value-type="float">
            <text:p>8,477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04" calcext:value-type="float">
            <text:p>2,404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1713" calcext:value-type="float">
            <text:p>1,71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8" calcext:value-type="float">
            <text:p>3,408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940" calcext:value-type="float">
            <text:p>8,940</text:p>
          </table:table-cell>
          <table:table-cell table:style-name="ce38" office:value-type="float" office:value="699" calcext:value-type="float">
            <text:p>6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" calcext:value-type="float">
            <text:p>2,349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08" calcext:value-type="float">
            <text:p>3,40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463" calcext:value-type="float">
            <text:p><text:s text:c="7"/>－46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10848" calcext:value-type="float">
            <text:p>10,848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76" calcext:value-type="float">
            <text:p>2,876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2064" calcext:value-type="float">
            <text:p>2,064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04" calcext:value-type="float">
            <text:p>4,404</text:p>
          </table:table-cell>
          <table:table-cell table:style-name="ce39" office:value-type="float" office:value="437" calcext:value-type="float">
            <text:p>43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504" calcext:value-type="float">
            <text:p>10,504</text:p>
          </table:table-cell>
          <table:table-cell table:style-name="ce39" office:value-type="float" office:value="884" calcext:value-type="float">
            <text:p>8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77" calcext:value-type="float">
            <text:p>2,677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811" calcext:value-type="float">
            <text:p>1,811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04" calcext:value-type="float">
            <text:p>4,404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7146" calcext:value-type="float">
            <text:p>17,146</text:p>
          </table:table-cell>
          <table:table-cell table:style-name="ce37" office:value-type="float" office:value="1182" calcext:value-type="float">
            <text:p>1,182</text:p>
          </table:table-cell>
          <table:table-cell table:style-name="ce37" office:value-type="float" office:value="5026" calcext:value-type="float">
            <text:p>5,0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2570" calcext:value-type="float">
            <text:p>2,570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921" calcext:value-type="float">
            <text:p>6,921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485" calcext:value-type="float">
            <text:p>17,485</text:p>
          </table:table-cell>
          <table:table-cell table:style-name="ce37" office:value-type="float" office:value="2523" calcext:value-type="float">
            <text:p>2,523</text:p>
          </table:table-cell>
          <table:table-cell table:style-name="ce37" office:value-type="float" office:value="5280" calcext:value-type="float">
            <text:p>5,2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1896" calcext:value-type="float">
            <text:p>1,896</text:p>
          </table:table-cell>
          <table:table-cell table:style-name="ce37" office:value-type="float" office:value="102" calcext:value-type="float">
            <text:p>10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921" calcext:value-type="float">
            <text:p>6,92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59" office:value-type="float" office:value="-339" calcext:value-type="float">
            <text:p><text:s text:c="7"/>－339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843" calcext:value-type="float">
            <text:p>7,843</text:p>
          </table:table-cell>
          <table:table-cell table:style-name="ce38" office:value-type="float" office:value="570" calcext:value-type="float">
            <text:p>570</text:p>
          </table:table-cell>
          <table:table-cell table:style-name="ce38" office:value-type="float" office:value="2349" calcext:value-type="float">
            <text:p>2,3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43" calcext:value-type="float">
            <text:p>3,14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85" calcext:value-type="float">
            <text:p>7,985</text:p>
          </table:table-cell>
          <table:table-cell table:style-name="ce38" office:value-type="float" office:value="1099" calcext:value-type="float">
            <text:p>1,099</text:p>
          </table:table-cell>
          <table:table-cell table:style-name="ce38" office:value-type="float" office:value="2404" calcext:value-type="float">
            <text:p>2,4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43" calcext:value-type="float">
            <text:p>3,14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-142" calcext:value-type="float">
            <text:p><text:s text:c="7"/>－142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9303" calcext:value-type="float">
            <text:p>9,303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2677" calcext:value-type="float">
            <text:p>2,6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384" calcext:value-type="float">
            <text:p>1,38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8" calcext:value-type="float">
            <text:p>3,778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500" calcext:value-type="float">
            <text:p>9,500</text:p>
          </table:table-cell>
          <table:table-cell table:style-name="ce39" office:value-type="float" office:value="1424" calcext:value-type="float">
            <text:p>1,424</text:p>
          </table:table-cell>
          <table:table-cell table:style-name="ce39" office:value-type="float" office:value="2876" calcext:value-type="float">
            <text:p>2,8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8" calcext:value-type="float">
            <text:p>3,77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197" calcext:value-type="float">
            <text:p><text:s text:c="7"/>－197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12276" calcext:value-type="float">
            <text:p>12,276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2566" calcext:value-type="float">
            <text:p>2,56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899" calcext:value-type="float">
            <text:p>7,899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184" calcext:value-type="float">
            <text:p>12,184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083" calcext:value-type="float">
            <text:p>2,083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899" calcext:value-type="float">
            <text:p>7,8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62" office:value-type="float" office:value="92" calcext:value-type="float">
            <text:p>92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467" calcext:value-type="float">
            <text:p>5,467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182" calcext:value-type="float">
            <text:p>1,182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31" calcext:value-type="float">
            <text:p>3,53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32" calcext:value-type="float">
            <text:p>5,432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31" calcext:value-type="float">
            <text:p>3,53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63" office:value-type="float" office:value="35" calcext:value-type="float">
            <text:p>35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6809" calcext:value-type="float">
            <text:p>6,809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384" calcext:value-type="float">
            <text:p>1,38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368" calcext:value-type="float">
            <text:p>4,368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52" calcext:value-type="float">
            <text:p>6,752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149" calcext:value-type="float">
            <text:p>1,149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368" calcext:value-type="float">
            <text:p>4,36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57" calcext:value-type="float">
            <text:p>57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7944" calcext:value-type="float">
            <text:p>7,944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1092" calcext:value-type="float">
            <text:p>1,092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083" calcext:value-type="float">
            <text:p>5,083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758" calcext:value-type="float">
            <text:p>7,758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083" calcext:value-type="float">
            <text:p>5,0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186" calcext:value-type="float">
            <text:p>186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567" calcext:value-type="float">
            <text:p>3,567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93" calcext:value-type="float">
            <text:p>2,29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93" calcext:value-type="float">
            <text:p>2,2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4377" calcext:value-type="float">
            <text:p>4,377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0" calcext:value-type="float">
            <text:p>2,790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204" calcext:value-type="float">
            <text:p>4,20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417" calcext:value-type="float">
            <text:p>417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0" calcext:value-type="float">
            <text:p>2,7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173" calcext:value-type="float">
            <text:p>17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3707" calcext:value-type="float">
            <text:p>13,70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72" calcext:value-type="float">
            <text:p>1,972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641" calcext:value-type="float">
            <text:p>9,641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947" calcext:value-type="float">
            <text:p>13,947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35" calcext:value-type="float">
            <text:p>1,535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9641" calcext:value-type="float">
            <text:p>9,6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-240" calcext:value-type="float">
            <text:p><text:s text:c="7"/>－240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6157" calcext:value-type="float">
            <text:p>6,157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5" calcext:value-type="float">
            <text:p>885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92" calcext:value-type="float">
            <text:p>4,39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20" calcext:value-type="float">
            <text:p>6,420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92" calcext:value-type="float">
            <text:p>4,39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-263" calcext:value-type="float">
            <text:p><text:s text:c="7"/>－26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7550" calcext:value-type="float">
            <text:p>7,55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87" calcext:value-type="float">
            <text:p>1,087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249" calcext:value-type="float">
            <text:p>5,249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527" calcext:value-type="float">
            <text:p>7,527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249" calcext:value-type="float">
            <text:p>5,24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23" calcext:value-type="float">
            <text:p>23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35086" calcext:value-type="float">
            <text:p>35,086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3661" calcext:value-type="float">
            <text:p>3,661</text:p>
          </table:table-cell>
          <table:table-cell table:style-name="ce37" office:value-type="float" office:value="1896" calcext:value-type="float">
            <text:p>1,896</text:p>
          </table:table-cell>
          <table:table-cell table:style-name="ce37" office:value-type="float" office:value="2083" calcext:value-type="float">
            <text:p>2,083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office:value-type="float" office:value="1535" calcext:value-type="float">
            <text:p>1,5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493" calcext:value-type="float">
            <text:p>7,493</text:p>
          </table:table-cell>
          <table:table-cell table:style-name="ce37" office:value-type="float" office:value="15960" calcext:value-type="float">
            <text:p>15,960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632" calcext:value-type="float">
            <text:p>37,632</text:p>
          </table:table-cell>
          <table:table-cell table:style-name="ce37" office:value-type="float" office:value="1694" calcext:value-type="float">
            <text:p>1,694</text:p>
          </table:table-cell>
          <table:table-cell table:style-name="ce37" office:value-type="float" office:value="3777" calcext:value-type="float">
            <text:p>3,777</text:p>
          </table:table-cell>
          <table:table-cell table:style-name="ce37" office:value-type="float" office:value="2572" calcext:value-type="float">
            <text:p>2,572</text:p>
          </table:table-cell>
          <table:table-cell table:style-name="ce37" office:value-type="float" office:value="2566" calcext:value-type="float">
            <text:p>2,566</text:p>
          </table:table-cell>
          <table:table-cell table:style-name="ce37" office:value-type="float" office:value="1092" calcext:value-type="float">
            <text:p>1,092</text:p>
          </table:table-cell>
          <table:table-cell table:style-name="ce37" office:value-type="float" office:value="1972" calcext:value-type="float">
            <text:p>1,97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492" calcext:value-type="float">
            <text:p>7,492</text:p>
          </table:table-cell>
          <table:table-cell table:style-name="ce37" office:value-type="float" office:value="15958" calcext:value-type="float">
            <text:p>15,95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62" office:value-type="float" office:value="-2546" calcext:value-type="float">
            <text:p><text:s text:c="7"/>－2,546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5945" calcext:value-type="float">
            <text:p>15,945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59" calcext:value-type="float">
            <text:p>3,459</text:p>
          </table:table-cell>
          <table:table-cell table:style-name="ce38" office:value-type="float" office:value="7175" calcext:value-type="float">
            <text:p>7,17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7145" calcext:value-type="float">
            <text:p>17,145</text:p>
          </table:table-cell>
          <table:table-cell table:style-name="ce38" office:value-type="float" office:value="789" calcext:value-type="float">
            <text:p>789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188" calcext:value-type="float">
            <text:p>1,188</text:p>
          </table:table-cell>
          <table:table-cell table:style-name="ce38" office:value-type="float" office:value="1182" calcext:value-type="float">
            <text:p>1,182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885" calcext:value-type="float">
            <text:p>8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8" office:value-type="float" office:value="7174" calcext:value-type="float">
            <text:p>7,17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-1200" calcext:value-type="float">
            <text:p><text:s text:c="7"/>－1,200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9141" calcext:value-type="float">
            <text:p>19,141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1811" calcext:value-type="float">
            <text:p>1,811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1149" calcext:value-type="float">
            <text:p>1,149</text:p>
          </table:table-cell>
          <table:table-cell table:style-name="ce39" office:value-type="float" office:value="417" calcext:value-type="float">
            <text:p>417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034" calcext:value-type="float">
            <text:p>4,034</text:p>
          </table:table-cell>
          <table:table-cell table:style-name="ce39" office:value-type="float" office:value="8785" calcext:value-type="float">
            <text:p>8,785</text:p>
          </table:table-cell>
          <table:table-cell table:style-name="ce39" office:value-type="float" office:value="825" calcext:value-type="float">
            <text:p>8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0487" calcext:value-type="float">
            <text:p>20,487</text:p>
          </table:table-cell>
          <table:table-cell table:style-name="ce39" office:value-type="float" office:value="905" calcext:value-type="float">
            <text:p>905</text:p>
          </table:table-cell>
          <table:table-cell table:style-name="ce39" office:value-type="float" office:value="2065" calcext:value-type="float">
            <text:p>2,065</text:p>
          </table:table-cell>
          <table:table-cell table:number-columns-repeated="2" table:style-name="ce39" office:value-type="float" office:value="1384" calcext:value-type="float">
            <text:p>1,384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1087" calcext:value-type="float">
            <text:p>1,0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34" calcext:value-type="float">
            <text:p>4,034</text:p>
          </table:table-cell>
          <table:table-cell table:style-name="ce39" office:value-type="float" office:value="8784" calcext:value-type="float">
            <text:p>8,7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" calcext:value-type="float">
            <text:p>6</text:p>
          </table:table-cell>
          <table:table-cell table:style-name="ce64" office:value-type="float" office:value="-1346" calcext:value-type="float">
            <text:p><text:s text:c="7"/>－1,34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-29" calcext:value-type="float">
            <text:p><text:s text:c="7"/>－2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95" calcext:value-type="float">
            <text:p>595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147" calcext:value-type="float">
            <text:p>1,1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" calcext:value-type="float">
            <text:p><text:s text:c="7"/>－1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9492" calcext:value-type="float">
            <text:p>9,492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616" calcext:value-type="float">
            <text:p>1,616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4535" calcext:value-type="float">
            <text:p>4,535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50" calcext:value-type="float">
            <text:p>9,050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4535" calcext:value-type="float">
            <text:p>4,53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442" calcext:value-type="float">
            <text:p>442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327" calcext:value-type="float">
            <text:p>4,32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45" calcext:value-type="float">
            <text:p>4,045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282" calcext:value-type="float">
            <text:p>282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165" calcext:value-type="float">
            <text:p>5,165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2524" calcext:value-type="float">
            <text:p>2,524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5" calcext:value-type="float">
            <text:p>5,005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2524" calcext:value-type="float">
            <text:p>2,5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0" calcext:value-type="float">
            <text:p>160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310" calcext:value-type="float">
            <text:p>31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201" calcext:value-type="float">
            <text:p>20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74" calcext:value-type="float">
            <text:p>1,27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5" calcext:value-type="float">
            <text:p>1,16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432" calcext:value-type="float">
            <text:p>4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09" calcext:value-type="float">
            <text:p>10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22" calcext:value-type="float">
            <text:p>1,72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31" calcext:value-type="float">
            <text:p><text:s text:c="7"/>－3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19" calcext:value-type="float">
            <text:p>119</text:p>
          </table:table-cell>
          <table:table-cell table:number-columns-repeated="2"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6" calcext:value-type="float">
            <text:p><text:s text:c="7"/>－3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321" calcext:value-type="float">
            <text:p>3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" calcext:value-type="float">
            <text:p>5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72" calcext:value-type="float">
            <text:p>3,972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18" calcext:value-type="float">
            <text:p>618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885" calcext:value-type="float">
            <text:p><text:s text:c="7"/>－88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500" calcext:value-type="float">
            <text:p><text:s text:c="7"/>－50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744" calcext:value-type="float">
            <text:p>1,74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961" calcext:value-type="float">
            <text:p>96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9" calcext:value-type="float">
            <text:p>2,12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961" calcext:value-type="float">
            <text:p>96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85" calcext:value-type="float">
            <text:p><text:s text:c="7"/>－385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531" calcext:value-type="float">
            <text:p>5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89" calcext:value-type="float">
            <text:p><text:s text:c="7"/>－28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241" calcext:value-type="float">
            <text:p>2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0" calcext:value-type="float">
            <text:p><text:s text:c="7"/>－10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290" calcext:value-type="float">
            <text:p>2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9" calcext:value-type="float">
            <text:p><text:s text:c="7"/>－18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958" calcext:value-type="float">
            <text:p>1,958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799" calcext:value-type="float">
            <text:p>79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40" calcext:value-type="float">
            <text:p>2,240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799" calcext:value-type="float">
            <text:p>79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82" calcext:value-type="float">
            <text:p><text:s text:c="7"/>－282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329" calcext:value-type="float">
            <text:p>3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7" calcext:value-type="float">
            <text:p><text:s text:c="7"/>－107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470" calcext:value-type="float">
            <text:p>4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75" calcext:value-type="float">
            <text:p><text:s text:c="7"/>－175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54" calcext:value-type="float">
            <text:p>1,55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1" calcext:value-type="float">
            <text:p>1,851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297" calcext:value-type="float">
            <text:p><text:s text:c="7"/>－29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191" calcext:value-type="float">
            <text:p>1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55" calcext:value-type="float">
            <text:p><text:s text:c="7"/>－15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3" calcext:value-type="float">
            <text:p>1,02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42" calcext:value-type="float">
            <text:p><text:s text:c="7"/>－142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33" calcext:value-type="float">
            <text:p>3,333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818" calcext:value-type="float">
            <text:p><text:s text:c="7"/>－81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6" calcext:value-type="float">
            <text:p>1,53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610" calcext:value-type="float">
            <text:p>6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93" calcext:value-type="float">
            <text:p><text:s text:c="7"/>－39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72" calcext:value-type="float">
            <text:p>1,372</text:p>
          </table:table-cell>
          <table:table-cell table:number-columns-repeated="2"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7" calcext:value-type="float">
            <text:p>1,797</text:p>
          </table:table-cell>
          <table:table-cell table:number-columns-repeated="2" table:style-name="ce42" office:value-type="float" office:value="66" calcext:value-type="float">
            <text:p>6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25" calcext:value-type="float">
            <text:p><text:s text:c="7"/>－42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331" calcext:value-type="float">
            <text:p>3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14" calcext:value-type="float">
            <text:p><text:s text:c="7"/>－21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54" calcext:value-type="float">
            <text:p>1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7" calcext:value-type="float">
            <text:p><text:s text:c="7"/>－11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2"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77" calcext:value-type="float">
            <text:p>1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7" calcext:value-type="float">
            <text:p><text:s text:c="7"/>－9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77" calcext:value-type="float">
            <text:p>1,57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80" calcext:value-type="float">
            <text:p><text:s text:c="7"/>－18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7" calcext:value-type="float">
            <text:p>8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2" calcext:value-type="float">
            <text:p><text:s text:c="7"/>－10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4" calcext:value-type="float">
            <text:p>49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26" calcext:value-type="float">
            <text:p>1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32" calcext:value-type="float">
            <text:p>13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 text:c="7"/>－14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6" calcext:value-type="float">
            <text:p>6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46" calcext:value-type="float">
            <text:p>146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945" calcext:value-type="float">
            <text:p>1,9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399" calcext:value-type="float">
            <text:p><text:s text:c="7"/>－399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86" calcext:value-type="float">
            <text:p>88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50" calcext:value-type="float">
            <text:p><text:s text:c="7"/>－150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8" calcext:value-type="float">
            <text:p>1,30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49" calcext:value-type="float">
            <text:p><text:s text:c="7"/>－24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978" calcext:value-type="float">
            <text:p>97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3" calcext:value-type="float">
            <text:p>743</text:p>
          </table:table-cell>
          <table:table-cell table:style-name="ce40" office:value-type="float" office:value="978" calcext:value-type="float">
            <text:p>9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62" office:value-type="float" office:value="247" calcext:value-type="float">
            <text:p>24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62" calcext:value-type="float">
            <text:p>16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8" calcext:value-type="float">
            <text:p>478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4" calcext:value-type="float">
            <text:p>1,264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85" calcext:value-type="float">
            <text:p>8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375" calcext:value-type="float">
            <text:p>37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53" calcext:value-type="float">
            <text:p><text:s text:c="7"/>－25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49" calcext:value-type="float">
            <text:p>1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3" calcext:value-type="float">
            <text:p><text:s text:c="7"/>－14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26" calcext:value-type="float">
            <text:p>2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10" calcext:value-type="float">
            <text:p><text:s text:c="7"/>－110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7" office:value-type="float" office:value="1428" calcext:value-type="float">
            <text:p>1,42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480" calcext:value-type="float">
            <text:p>48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7" calcext:value-type="float">
            <text:p>18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59" office:value-type="float" office:value="932" calcext:value-type="float">
            <text:p>932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06" calcext:value-type="float">
            <text:p>70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247" calcext:value-type="float">
            <text:p>247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45" calcext:value-type="float">
            <text:p>44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487" calcext:value-type="float">
            <text:p>48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408" calcext:value-type="float">
            <text:p>40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7" calcext:value-type="float">
            <text:p>17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895" calcext:value-type="float">
            <text:p>89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06" calcext:value-type="float">
            <text:p>20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25" calcext:value-type="float">
            <text:p>42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02" calcext:value-type="float">
            <text:p>20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70" calcext:value-type="float">
            <text:p>47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7" calcext:value-type="float">
            <text:p>3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0" calcext:value-type="float">
            <text:p>20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7" calcext:value-type="float">
            <text:p>17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0年10月5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<text:s text:c="11"/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5:03:57</meta:creation-date>
    <dc:creator>user</dc:creator>
    <dc:date>2011-10-06T15:04:27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